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5.849cm" svg:y="0.154cm">
            <draw:object draw:notify-on-update-of-ranges="Arkusz1.C1:Arkusz1.C1 Arkusz1.C2:Arkusz1.C40 Arkusz1.D1:Arkusz1.D1 Arkusz1.D2:Arkusz1.D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784cm" svg:y="9.149cm">
            <draw:object draw:notify-on-update-of-ranges="Arkusz1.B1:Arkusz1.B1 Arkusz1.B2:Arkusz1.B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 office:value-type="string" calcext:value-type="string">
            <text:p>sqrt(Moment)</text:p>
          </table:table-cell>
          <table:table-cell office:value-type="string" calcext:value-type="string">
            <text:p>max X</text:p>
          </table:table-cell>
          <table:table-cell office:value-type="string" calcext:value-type="string">
            <text:p>min X</text:p>
          </table:table-cell>
          <table:table-cell office:value-type="string" calcext:value-type="string">
            <text:p>max Y</text:p>
          </table:table-cell>
          <table:table-cell office:value-type="string" calcext:value-type="string">
            <text:p>min Y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2])" office:value-type="float" office:value="0" calcext:value-type="float">
            <text:p>0</text:p>
          </table:table-cell>
          <table:table-cell table:formula="of:=[.C2]+[.E2]" office:value-type="float" office:value="0" calcext:value-type="float">
            <text:p>0</text:p>
          </table:table-cell>
          <table:table-cell table:formula="of:=[.C2]-[.E2]" office:value-type="float" office:value="0" calcext:value-type="float">
            <text:p>0</text:p>
          </table:table-cell>
          <table:table-cell table:formula="of:=[.D2]+[.E2]" office:value-type="float" office:value="0" calcext:value-type="float">
            <text:p>0</text:p>
          </table:table-cell>
          <table:table-cell table:formula="of:=[.D2]-[.E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3])" office:value-type="float" office:value="0" calcext:value-type="float">
            <text:p>0</text:p>
          </table:table-cell>
          <table:table-cell table:formula="of:=[.C3]+[.E3]" office:value-type="float" office:value="0" calcext:value-type="float">
            <text:p>0</text:p>
          </table:table-cell>
          <table:table-cell table:formula="of:=[.C3]-[.E3]" office:value-type="float" office:value="0" calcext:value-type="float">
            <text:p>0</text:p>
          </table:table-cell>
          <table:table-cell table:formula="of:=[.D3]+[.E3]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4])" office:value-type="float" office:value="0" calcext:value-type="float">
            <text:p>0</text:p>
          </table:table-cell>
          <table:table-cell table:formula="of:=[.C4]+[.E4]" office:value-type="float" office:value="0" calcext:value-type="float">
            <text:p>0</text:p>
          </table:table-cell>
          <table:table-cell table:formula="of:=[.C4]-[.E4]" office:value-type="float" office:value="0" calcext:value-type="float">
            <text:p>0</text:p>
          </table:table-cell>
          <table:table-cell table:formula="of:=[.D4]+[.E4]" office:value-type="float" office:value="0" calcext:value-type="float">
            <text:p>0</text:p>
          </table:table-cell>
          <table:table-cell table:formula="of:=[.D4]-[.E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668" calcext:value-type="float">
            <text:p>118668</text:p>
          </table:table-cell>
          <table:table-cell office:value-type="float" office:value="255" calcext:value-type="float">
            <text:p>255</text:p>
          </table:table-cell>
          <table:table-cell office:value-type="float" office:value="31" calcext:value-type="float">
            <text:p>31</text:p>
          </table:table-cell>
          <table:table-cell table:formula="of:=SQRT([.B5])" office:value-type="float" office:value="344.482220150765" calcext:value-type="float">
            <text:p>344,4822201508</text:p>
          </table:table-cell>
          <table:table-cell table:formula="of:=[.C5]+[.E5]" office:value-type="float" office:value="599.482220150765" calcext:value-type="float">
            <text:p>599,4822201508</text:p>
          </table:table-cell>
          <table:table-cell table:formula="of:=[.C5]-[.E5]" office:value-type="float" office:value="-89.4822201507648" calcext:value-type="float">
            <text:p>-89,4822201508</text:p>
          </table:table-cell>
          <table:table-cell table:formula="of:=[.D5]+[.E5]" office:value-type="float" office:value="375.482220150765" calcext:value-type="float">
            <text:p>375,4822201508</text:p>
          </table:table-cell>
          <table:table-cell table:formula="of:=[.D5]-[.E5]" office:value-type="float" office:value="-313.482220150765" calcext:value-type="float">
            <text:p>-313,4822201508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295" calcext:value-type="float">
            <text:p>108295</text:p>
          </table:table-cell>
          <table:table-cell office:value-type="float" office:value="313" calcext:value-type="float">
            <text:p>313</text:p>
          </table:table-cell>
          <table:table-cell office:value-type="float" office:value="71" calcext:value-type="float">
            <text:p>71</text:p>
          </table:table-cell>
          <table:table-cell table:formula="of:=SQRT([.B6])" office:value-type="float" office:value="329.082056636335" calcext:value-type="float">
            <text:p>329,0820566363</text:p>
          </table:table-cell>
          <table:table-cell table:formula="of:=[.C6]+[.E6]" office:value-type="float" office:value="642.082056636335" calcext:value-type="float">
            <text:p>642,0820566363</text:p>
          </table:table-cell>
          <table:table-cell table:formula="of:=[.C6]-[.E6]" office:value-type="float" office:value="-16.082056636335" calcext:value-type="float">
            <text:p>-16,0820566363</text:p>
          </table:table-cell>
          <table:table-cell table:formula="of:=[.D6]+[.E6]" office:value-type="float" office:value="400.082056636335" calcext:value-type="float">
            <text:p>400,0820566363</text:p>
          </table:table-cell>
          <table:table-cell table:formula="of:=[.D6]-[.E6]" office:value-type="float" office:value="-258.082056636335" calcext:value-type="float">
            <text:p>-258,082056636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962" calcext:value-type="float">
            <text:p>94962</text:p>
          </table:table-cell>
          <table:table-cell office:value-type="float" office:value="320" calcext:value-type="float">
            <text:p>320</text:p>
          </table:table-cell>
          <table:table-cell office:value-type="float" office:value="108" calcext:value-type="float">
            <text:p>108</text:p>
          </table:table-cell>
          <table:table-cell table:formula="of:=SQRT([.B7])" office:value-type="float" office:value="308.159049842772" calcext:value-type="float">
            <text:p>308,1590498428</text:p>
          </table:table-cell>
          <table:table-cell table:formula="of:=[.C7]+[.E7]" office:value-type="float" office:value="628.159049842772" calcext:value-type="float">
            <text:p>628,1590498428</text:p>
          </table:table-cell>
          <table:table-cell table:formula="of:=[.C7]-[.E7]" office:value-type="float" office:value="11.8409501572281" calcext:value-type="float">
            <text:p>11,8409501572</text:p>
          </table:table-cell>
          <table:table-cell table:formula="of:=[.D7]+[.E7]" office:value-type="float" office:value="416.159049842772" calcext:value-type="float">
            <text:p>416,1590498428</text:p>
          </table:table-cell>
          <table:table-cell table:formula="of:=[.D7]-[.E7]" office:value-type="float" office:value="-200.159049842772" calcext:value-type="float">
            <text:p>-200,159049842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298" calcext:value-type="float">
            <text:p>81298</text:p>
          </table:table-cell>
          <table:table-cell office:value-type="float" office:value="377" calcext:value-type="float">
            <text:p>377</text:p>
          </table:table-cell>
          <table:table-cell office:value-type="float" office:value="169" calcext:value-type="float">
            <text:p>169</text:p>
          </table:table-cell>
          <table:table-cell table:formula="of:=SQRT([.B8])" office:value-type="float" office:value="285.128041412976" calcext:value-type="float">
            <text:p>285,128041413</text:p>
          </table:table-cell>
          <table:table-cell table:formula="of:=[.C8]+[.E8]" office:value-type="float" office:value="662.128041412977" calcext:value-type="float">
            <text:p>662,128041413</text:p>
          </table:table-cell>
          <table:table-cell table:formula="of:=[.C8]-[.E8]" office:value-type="float" office:value="91.8719585870236" calcext:value-type="float">
            <text:p>91,871958587</text:p>
          </table:table-cell>
          <table:table-cell table:formula="of:=[.D8]+[.E8]" office:value-type="float" office:value="454.128041412976" calcext:value-type="float">
            <text:p>454,128041413</text:p>
          </table:table-cell>
          <table:table-cell table:formula="of:=[.D8]-[.E8]" office:value-type="float" office:value="-116.128041412976" calcext:value-type="float">
            <text:p>-116,12804141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080" calcext:value-type="float">
            <text:p>95080</text:p>
          </table:table-cell>
          <table:table-cell office:value-type="float" office:value="323" calcext:value-type="float">
            <text:p>323</text:p>
          </table:table-cell>
          <table:table-cell office:value-type="float" office:value="282" calcext:value-type="float">
            <text:p>282</text:p>
          </table:table-cell>
          <table:table-cell table:formula="of:=SQRT([.B9])" office:value-type="float" office:value="308.350449975349" calcext:value-type="float">
            <text:p>308,3504499753</text:p>
          </table:table-cell>
          <table:table-cell table:formula="of:=[.C9]+[.E9]" office:value-type="float" office:value="631.350449975349" calcext:value-type="float">
            <text:p>631,3504499753</text:p>
          </table:table-cell>
          <table:table-cell table:formula="of:=[.C9]-[.E9]" office:value-type="float" office:value="14.6495500246513" calcext:value-type="float">
            <text:p>14,6495500247</text:p>
          </table:table-cell>
          <table:table-cell table:formula="of:=[.D9]+[.E9]" office:value-type="float" office:value="590.350449975349" calcext:value-type="float">
            <text:p>590,3504499753</text:p>
          </table:table-cell>
          <table:table-cell table:formula="of:=[.D9]-[.E9]" office:value-type="float" office:value="-26.3504499753487" calcext:value-type="float">
            <text:p>-26,3504499753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695" calcext:value-type="float">
            <text:p>124695</text:p>
          </table:table-cell>
          <table:table-cell office:value-type="float" office:value="156" calcext:value-type="float">
            <text:p>156</text:p>
          </table:table-cell>
          <table:table-cell office:value-type="float" office:value="263" calcext:value-type="float">
            <text:p>263</text:p>
          </table:table-cell>
          <table:table-cell table:formula="of:=SQRT([.B10])" office:value-type="float" office:value="353.121792020827" calcext:value-type="float">
            <text:p>353,1217920208</text:p>
          </table:table-cell>
          <table:table-cell table:formula="of:=[.C10]+[.E10]" office:value-type="float" office:value="509.121792020827" calcext:value-type="float">
            <text:p>509,1217920208</text:p>
          </table:table-cell>
          <table:table-cell table:formula="of:=[.C10]-[.E10]" office:value-type="float" office:value="-197.121792020827" calcext:value-type="float">
            <text:p>-197,1217920208</text:p>
          </table:table-cell>
          <table:table-cell table:formula="of:=[.D10]+[.E10]" office:value-type="float" office:value="616.121792020827" calcext:value-type="float">
            <text:p>616,1217920208</text:p>
          </table:table-cell>
          <table:table-cell table:formula="of:=[.D10]-[.E10]" office:value-type="float" office:value="-90.1217920208267" calcext:value-type="float">
            <text:p>-90,121792020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540" calcext:value-type="float">
            <text:p>189540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table:formula="of:=SQRT([.B11])" office:value-type="float" office:value="435.361918408122" calcext:value-type="float">
            <text:p>435,3619184081</text:p>
          </table:table-cell>
          <table:table-cell table:formula="of:=[.C11]+[.E11]" office:value-type="float" office:value="685.361918408122" calcext:value-type="float">
            <text:p>685,3619184081</text:p>
          </table:table-cell>
          <table:table-cell table:formula="of:=[.C11]-[.E11]" office:value-type="float" office:value="-185.361918408122" calcext:value-type="float">
            <text:p>-185,3619184081</text:p>
          </table:table-cell>
          <table:table-cell table:formula="of:=[.D11]+[.E11]" office:value-type="float" office:value="702.361918408122" calcext:value-type="float">
            <text:p>702,3619184081</text:p>
          </table:table-cell>
          <table:table-cell table:formula="of:=[.D11]-[.E11]" office:value-type="float" office:value="-168.361918408122" calcext:value-type="float">
            <text:p>-168,361918408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7061" calcext:value-type="float">
            <text:p>237061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table:formula="of:=SQRT([.B12])" office:value-type="float" office:value="486.889104417012" calcext:value-type="float">
            <text:p>486,889104417</text:p>
          </table:table-cell>
          <table:table-cell table:formula="of:=[.C12]+[.E12]" office:value-type="float" office:value="829.889104417012" calcext:value-type="float">
            <text:p>829,889104417</text:p>
          </table:table-cell>
          <table:table-cell table:formula="of:=[.C12]-[.E12]" office:value-type="float" office:value="-143.889104417012" calcext:value-type="float">
            <text:p>-143,889104417</text:p>
          </table:table-cell>
          <table:table-cell table:formula="of:=[.D12]+[.E12]" office:value-type="float" office:value="785.889104417012" calcext:value-type="float">
            <text:p>785,889104417</text:p>
          </table:table-cell>
          <table:table-cell table:formula="of:=[.D12]-[.E12]" office:value-type="float" office:value="-187.889104417012" calcext:value-type="float">
            <text:p>-187,889104417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1968" calcext:value-type="float">
            <text:p>181968</text:p>
          </table:table-cell>
          <table:table-cell office:value-type="float" office:value="346" calcext:value-type="float">
            <text:p>346</text:p>
          </table:table-cell>
          <table:table-cell office:value-type="float" office:value="272" calcext:value-type="float">
            <text:p>272</text:p>
          </table:table-cell>
          <table:table-cell table:formula="of:=SQRT([.B13])" office:value-type="float" office:value="426.577073926858" calcext:value-type="float">
            <text:p>426,5770739269</text:p>
          </table:table-cell>
          <table:table-cell table:formula="of:=[.C13]+[.E13]" office:value-type="float" office:value="772.577073926858" calcext:value-type="float">
            <text:p>772,5770739269</text:p>
          </table:table-cell>
          <table:table-cell table:formula="of:=[.C13]-[.E13]" office:value-type="float" office:value="-80.5770739268579" calcext:value-type="float">
            <text:p>-80,5770739269</text:p>
          </table:table-cell>
          <table:table-cell table:formula="of:=[.D13]+[.E13]" office:value-type="float" office:value="698.577073926858" calcext:value-type="float">
            <text:p>698,5770739269</text:p>
          </table:table-cell>
          <table:table-cell table:formula="of:=[.D13]-[.E13]" office:value-type="float" office:value="-154.577073926858" calcext:value-type="float">
            <text:p>-154,5770739269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3781" calcext:value-type="float">
            <text:p>183781</text:p>
          </table:table-cell>
          <table:table-cell office:value-type="float" office:value="296" calcext:value-type="float">
            <text:p>296</text:p>
          </table:table-cell>
          <table:table-cell office:value-type="float" office:value="237" calcext:value-type="float">
            <text:p>237</text:p>
          </table:table-cell>
          <table:table-cell table:formula="of:=SQRT([.B14])" office:value-type="float" office:value="428.696862596404" calcext:value-type="float">
            <text:p>428,6968625964</text:p>
          </table:table-cell>
          <table:table-cell table:formula="of:=[.C14]+[.E14]" office:value-type="float" office:value="724.696862596404" calcext:value-type="float">
            <text:p>724,6968625964</text:p>
          </table:table-cell>
          <table:table-cell table:formula="of:=[.C14]-[.E14]" office:value-type="float" office:value="-132.696862596404" calcext:value-type="float">
            <text:p>-132,6968625964</text:p>
          </table:table-cell>
          <table:table-cell table:formula="of:=[.D14]+[.E14]" office:value-type="float" office:value="665.696862596404" calcext:value-type="float">
            <text:p>665,6968625964</text:p>
          </table:table-cell>
          <table:table-cell table:formula="of:=[.D14]-[.E14]" office:value-type="float" office:value="-191.696862596404" calcext:value-type="float">
            <text:p>-191,6968625964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414" calcext:value-type="float">
            <text:p>99414</text:p>
          </table:table-cell>
          <table:table-cell office:value-type="float" office:value="397" calcext:value-type="float">
            <text:p>397</text:p>
          </table:table-cell>
          <table:table-cell office:value-type="float" office:value="285" calcext:value-type="float">
            <text:p>285</text:p>
          </table:table-cell>
          <table:table-cell table:formula="of:=SQRT([.B15])" office:value-type="float" office:value="315.29985727875" calcext:value-type="float">
            <text:p>315,2998572788</text:p>
          </table:table-cell>
          <table:table-cell table:formula="of:=[.C15]+[.E15]" office:value-type="float" office:value="712.29985727875" calcext:value-type="float">
            <text:p>712,2998572788</text:p>
          </table:table-cell>
          <table:table-cell table:formula="of:=[.C15]-[.E15]" office:value-type="float" office:value="81.7001427212502" calcext:value-type="float">
            <text:p>81,7001427213</text:p>
          </table:table-cell>
          <table:table-cell table:formula="of:=[.D15]+[.E15]" office:value-type="float" office:value="600.29985727875" calcext:value-type="float">
            <text:p>600,2998572788</text:p>
          </table:table-cell>
          <table:table-cell table:formula="of:=[.D15]-[.E15]" office:value-type="float" office:value="-30.2998572787498" calcext:value-type="float">
            <text:p>-30,299857278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7620" calcext:value-type="float">
            <text:p>127620</text:p>
          </table:table-cell>
          <table:table-cell office:value-type="float" office:value="346" calcext:value-type="float">
            <text:p>346</text:p>
          </table:table-cell>
          <table:table-cell office:value-type="float" office:value="333" calcext:value-type="float">
            <text:p>333</text:p>
          </table:table-cell>
          <table:table-cell table:formula="of:=SQRT([.B16])" office:value-type="float" office:value="357.239415518501" calcext:value-type="float">
            <text:p>357,2394155185</text:p>
          </table:table-cell>
          <table:table-cell table:formula="of:=[.C16]+[.E16]" office:value-type="float" office:value="703.239415518501" calcext:value-type="float">
            <text:p>703,2394155185</text:p>
          </table:table-cell>
          <table:table-cell table:formula="of:=[.C16]-[.E16]" office:value-type="float" office:value="-11.2394155185007" calcext:value-type="float">
            <text:p>-11,2394155185</text:p>
          </table:table-cell>
          <table:table-cell table:formula="of:=[.D16]+[.E16]" office:value-type="float" office:value="690.239415518501" calcext:value-type="float">
            <text:p>690,2394155185</text:p>
          </table:table-cell>
          <table:table-cell table:formula="of:=[.D16]-[.E16]" office:value-type="float" office:value="-24.2394155185007" calcext:value-type="float">
            <text:p>-24,239415518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440" calcext:value-type="float">
            <text:p>145440</text:p>
          </table:table-cell>
          <table:table-cell office:value-type="float" office:value="326" calcext:value-type="float">
            <text:p>326</text:p>
          </table:table-cell>
          <table:table-cell office:value-type="float" office:value="351" calcext:value-type="float">
            <text:p>351</text:p>
          </table:table-cell>
          <table:table-cell table:formula="of:=SQRT([.B17])" office:value-type="float" office:value="381.365965969697" calcext:value-type="float">
            <text:p>381,3659659697</text:p>
          </table:table-cell>
          <table:table-cell table:formula="of:=[.C17]+[.E17]" office:value-type="float" office:value="707.365965969697" calcext:value-type="float">
            <text:p>707,3659659697</text:p>
          </table:table-cell>
          <table:table-cell table:formula="of:=[.C17]-[.E17]" office:value-type="float" office:value="-55.3659659696969" calcext:value-type="float">
            <text:p>-55,3659659697</text:p>
          </table:table-cell>
          <table:table-cell table:formula="of:=[.D17]+[.E17]" office:value-type="float" office:value="732.365965969697" calcext:value-type="float">
            <text:p>732,3659659697</text:p>
          </table:table-cell>
          <table:table-cell table:formula="of:=[.D17]-[.E17]" office:value-type="float" office:value="-30.3659659696969" calcext:value-type="float">
            <text:p>-30,3659659697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513" calcext:value-type="float">
            <text:p>103513</text:p>
          </table:table-cell>
          <table:table-cell office:value-type="float" office:value="314" calcext:value-type="float">
            <text:p>314</text:p>
          </table:table-cell>
          <table:table-cell office:value-type="float" office:value="337" calcext:value-type="float">
            <text:p>337</text:p>
          </table:table-cell>
          <table:table-cell table:formula="of:=SQRT([.B18])" office:value-type="float" office:value="321.73436247936" calcext:value-type="float">
            <text:p>321,7343624794</text:p>
          </table:table-cell>
          <table:table-cell table:formula="of:=[.C18]+[.E18]" office:value-type="float" office:value="635.73436247936" calcext:value-type="float">
            <text:p>635,7343624794</text:p>
          </table:table-cell>
          <table:table-cell table:formula="of:=[.C18]-[.E18]" office:value-type="float" office:value="-7.73436247935967" calcext:value-type="float">
            <text:p>-7,7343624794</text:p>
          </table:table-cell>
          <table:table-cell table:formula="of:=[.D18]+[.E18]" office:value-type="float" office:value="658.73436247936" calcext:value-type="float">
            <text:p>658,7343624794</text:p>
          </table:table-cell>
          <table:table-cell table:formula="of:=[.D18]-[.E18]" office:value-type="float" office:value="15.2656375206403" calcext:value-type="float">
            <text:p>15,265637520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6276" calcext:value-type="float">
            <text:p>156276</text:p>
          </table:table-cell>
          <table:table-cell office:value-type="float" office:value="355" calcext:value-type="float">
            <text:p>355</text:p>
          </table:table-cell>
          <table:table-cell office:value-type="float" office:value="335" calcext:value-type="float">
            <text:p>335</text:p>
          </table:table-cell>
          <table:table-cell table:formula="of:=SQRT([.B19])" office:value-type="float" office:value="395.317593840699" calcext:value-type="float">
            <text:p>395,3175938407</text:p>
          </table:table-cell>
          <table:table-cell table:formula="of:=[.C19]+[.E19]" office:value-type="float" office:value="750.317593840699" calcext:value-type="float">
            <text:p>750,3175938407</text:p>
          </table:table-cell>
          <table:table-cell table:formula="of:=[.C19]-[.E19]" office:value-type="float" office:value="-40.3175938406992" calcext:value-type="float">
            <text:p>-40,3175938407</text:p>
          </table:table-cell>
          <table:table-cell table:formula="of:=[.D19]+[.E19]" office:value-type="float" office:value="730.317593840699" calcext:value-type="float">
            <text:p>730,3175938407</text:p>
          </table:table-cell>
          <table:table-cell table:formula="of:=[.D19]-[.E19]" office:value-type="float" office:value="-60.3175938406992" calcext:value-type="float">
            <text:p>-60,317593840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547" calcext:value-type="float">
            <text:p>89547</text:p>
          </table:table-cell>
          <table:table-cell office:value-type="float" office:value="348" calcext:value-type="float">
            <text:p>348</text:p>
          </table:table-cell>
          <table:table-cell office:value-type="float" office:value="335" calcext:value-type="float">
            <text:p>335</text:p>
          </table:table-cell>
          <table:table-cell table:formula="of:=SQRT([.B20])" office:value-type="float" office:value="299.244047559847" calcext:value-type="float">
            <text:p>299,2440475598</text:p>
          </table:table-cell>
          <table:table-cell table:formula="of:=[.C20]+[.E20]" office:value-type="float" office:value="647.244047559847" calcext:value-type="float">
            <text:p>647,2440475598</text:p>
          </table:table-cell>
          <table:table-cell table:formula="of:=[.C20]-[.E20]" office:value-type="float" office:value="48.755952440153" calcext:value-type="float">
            <text:p>48,7559524402</text:p>
          </table:table-cell>
          <table:table-cell table:formula="of:=[.D20]+[.E20]" office:value-type="float" office:value="634.244047559847" calcext:value-type="float">
            <text:p>634,2440475598</text:p>
          </table:table-cell>
          <table:table-cell table:formula="of:=[.D20]-[.E20]" office:value-type="float" office:value="35.755952440153" calcext:value-type="float">
            <text:p>35,7559524402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960" calcext:value-type="float">
            <text:p>133960</text:p>
          </table:table-cell>
          <table:table-cell office:value-type="float" office:value="341" calcext:value-type="float">
            <text:p>341</text:p>
          </table:table-cell>
          <table:table-cell office:value-type="float" office:value="336" calcext:value-type="float">
            <text:p>336</text:p>
          </table:table-cell>
          <table:table-cell table:formula="of:=SQRT([.B21])" office:value-type="float" office:value="366.005464440082" calcext:value-type="float">
            <text:p>366,0054644401</text:p>
          </table:table-cell>
          <table:table-cell table:formula="of:=[.C21]+[.E21]" office:value-type="float" office:value="707.005464440082" calcext:value-type="float">
            <text:p>707,0054644401</text:p>
          </table:table-cell>
          <table:table-cell table:formula="of:=[.C21]-[.E21]" office:value-type="float" office:value="-25.0054644400818" calcext:value-type="float">
            <text:p>-25,0054644401</text:p>
          </table:table-cell>
          <table:table-cell table:formula="of:=[.D21]+[.E21]" office:value-type="float" office:value="702.005464440082" calcext:value-type="float">
            <text:p>702,0054644401</text:p>
          </table:table-cell>
          <table:table-cell table:formula="of:=[.D21]-[.E21]" office:value-type="float" office:value="-30.0054644400818" calcext:value-type="float">
            <text:p>-30,005464440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903" calcext:value-type="float">
            <text:p>84903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table:formula="of:=SQRT([.B22])" office:value-type="float" office:value="291.381193627866" calcext:value-type="float">
            <text:p>291,3811936279</text:p>
          </table:table-cell>
          <table:table-cell table:formula="of:=[.C22]+[.E22]" office:value-type="float" office:value="621.381193627866" calcext:value-type="float">
            <text:p>621,3811936279</text:p>
          </table:table-cell>
          <table:table-cell table:formula="of:=[.C22]-[.E22]" office:value-type="float" office:value="38.6188063721339" calcext:value-type="float">
            <text:p>38,6188063721</text:p>
          </table:table-cell>
          <table:table-cell table:formula="of:=[.D22]+[.E22]" office:value-type="float" office:value="615.381193627866" calcext:value-type="float">
            <text:p>615,3811936279</text:p>
          </table:table-cell>
          <table:table-cell table:formula="of:=[.D22]-[.E22]" office:value-type="float" office:value="32.6188063721339" calcext:value-type="float">
            <text:p>32,618806372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6348" calcext:value-type="float">
            <text:p>106348</text:p>
          </table:table-cell>
          <table:table-cell office:value-type="float" office:value="316" calcext:value-type="float">
            <text:p>316</text:p>
          </table:table-cell>
          <table:table-cell office:value-type="float" office:value="297" calcext:value-type="float">
            <text:p>297</text:p>
          </table:table-cell>
          <table:table-cell table:formula="of:=SQRT([.B23])" office:value-type="float" office:value="326.110410750715" calcext:value-type="float">
            <text:p>326,1104107507</text:p>
          </table:table-cell>
          <table:table-cell table:formula="of:=[.C23]+[.E23]" office:value-type="float" office:value="642.110410750715" calcext:value-type="float">
            <text:p>642,1104107507</text:p>
          </table:table-cell>
          <table:table-cell table:formula="of:=[.C23]-[.E23]" office:value-type="float" office:value="-10.1104107507149" calcext:value-type="float">
            <text:p>-10,1104107507</text:p>
          </table:table-cell>
          <table:table-cell table:formula="of:=[.D23]+[.E23]" office:value-type="float" office:value="623.110410750715" calcext:value-type="float">
            <text:p>623,1104107507</text:p>
          </table:table-cell>
          <table:table-cell table:formula="of:=[.D23]-[.E23]" office:value-type="float" office:value="-29.1104107507149" calcext:value-type="float">
            <text:p>-29,1104107507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941" calcext:value-type="float">
            <text:p>88941</text:p>
          </table:table-cell>
          <table:table-cell office:value-type="float" office:value="316" calcext:value-type="float">
            <text:p>316</text:p>
          </table:table-cell>
          <table:table-cell office:value-type="float" office:value="295" calcext:value-type="float">
            <text:p>295</text:p>
          </table:table-cell>
          <table:table-cell table:formula="of:=SQRT([.B24])" office:value-type="float" office:value="298.229777185311" calcext:value-type="float">
            <text:p>298,2297771853</text:p>
          </table:table-cell>
          <table:table-cell table:formula="of:=[.C24]+[.E24]" office:value-type="float" office:value="614.229777185311" calcext:value-type="float">
            <text:p>614,2297771853</text:p>
          </table:table-cell>
          <table:table-cell table:formula="of:=[.C24]-[.E24]" office:value-type="float" office:value="17.7702228146894" calcext:value-type="float">
            <text:p>17,7702228147</text:p>
          </table:table-cell>
          <table:table-cell table:formula="of:=[.D24]+[.E24]" office:value-type="float" office:value="593.229777185311" calcext:value-type="float">
            <text:p>593,2297771853</text:p>
          </table:table-cell>
          <table:table-cell table:formula="of:=[.D24]-[.E24]" office:value-type="float" office:value="-3.22977718531058" calcext:value-type="float">
            <text:p>-3,229777185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424" calcext:value-type="float">
            <text:p>62424</text:p>
          </table:table-cell>
          <table:table-cell office:value-type="float" office:value="364" calcext:value-type="float">
            <text:p>364</text:p>
          </table:table-cell>
          <table:table-cell office:value-type="float" office:value="291" calcext:value-type="float">
            <text:p>291</text:p>
          </table:table-cell>
          <table:table-cell table:formula="of:=SQRT([.B25])" office:value-type="float" office:value="249.847953763884" calcext:value-type="float">
            <text:p>249,8479537639</text:p>
          </table:table-cell>
          <table:table-cell table:formula="of:=[.C25]+[.E25]" office:value-type="float" office:value="613.847953763884" calcext:value-type="float">
            <text:p>613,8479537639</text:p>
          </table:table-cell>
          <table:table-cell table:formula="of:=[.C25]-[.E25]" office:value-type="float" office:value="114.152046236116" calcext:value-type="float">
            <text:p>114,1520462361</text:p>
          </table:table-cell>
          <table:table-cell table:formula="of:=[.D25]+[.E25]" office:value-type="float" office:value="540.847953763884" calcext:value-type="float">
            <text:p>540,8479537639</text:p>
          </table:table-cell>
          <table:table-cell table:formula="of:=[.D25]-[.E25]" office:value-type="float" office:value="41.1520462361158" calcext:value-type="float">
            <text:p>41,152046236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500" calcext:value-type="float">
            <text:p>61500</text:p>
          </table:table-cell>
          <table:table-cell office:value-type="float" office:value="358" calcext:value-type="float">
            <text:p>358</text:p>
          </table:table-cell>
          <table:table-cell office:value-type="float" office:value="323" calcext:value-type="float">
            <text:p>323</text:p>
          </table:table-cell>
          <table:table-cell table:formula="of:=SQRT([.B26])" office:value-type="float" office:value="247.991935352745" calcext:value-type="float">
            <text:p>247,9919353527</text:p>
          </table:table-cell>
          <table:table-cell table:formula="of:=[.C26]+[.E26]" office:value-type="float" office:value="605.991935352745" calcext:value-type="float">
            <text:p>605,9919353527</text:p>
          </table:table-cell>
          <table:table-cell table:formula="of:=[.C26]-[.E26]" office:value-type="float" office:value="110.008064647255" calcext:value-type="float">
            <text:p>110,0080646473</text:p>
          </table:table-cell>
          <table:table-cell table:formula="of:=[.D26]+[.E26]" office:value-type="float" office:value="570.991935352745" calcext:value-type="float">
            <text:p>570,9919353527</text:p>
          </table:table-cell>
          <table:table-cell table:formula="of:=[.D26]-[.E26]" office:value-type="float" office:value="75.0080646472551" calcext:value-type="float">
            <text:p>75,0080646473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294" calcext:value-type="float">
            <text:p>21294</text:p>
          </table:table-cell>
          <table:table-cell office:value-type="float" office:value="349" calcext:value-type="float">
            <text:p>349</text:p>
          </table:table-cell>
          <table:table-cell office:value-type="float" office:value="336" calcext:value-type="float">
            <text:p>336</text:p>
          </table:table-cell>
          <table:table-cell table:formula="of:=SQRT([.B27])" office:value-type="float" office:value="145.924638084184" calcext:value-type="float">
            <text:p>145,9246380842</text:p>
          </table:table-cell>
          <table:table-cell table:formula="of:=[.C27]+[.E27]" office:value-type="float" office:value="494.924638084184" calcext:value-type="float">
            <text:p>494,9246380842</text:p>
          </table:table-cell>
          <table:table-cell table:formula="of:=[.C27]-[.E27]" office:value-type="float" office:value="203.075361915816" calcext:value-type="float">
            <text:p>203,0753619158</text:p>
          </table:table-cell>
          <table:table-cell table:formula="of:=[.D27]+[.E27]" office:value-type="float" office:value="481.924638084184" calcext:value-type="float">
            <text:p>481,9246380842</text:p>
          </table:table-cell>
          <table:table-cell table:formula="of:=[.D27]-[.E27]" office:value-type="float" office:value="190.075361915816" calcext:value-type="float">
            <text:p>190,075361915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123" calcext:value-type="float">
            <text:p>12123</text:p>
          </table:table-cell>
          <table:table-cell office:value-type="float" office:value="365" calcext:value-type="float">
            <text:p>365</text:p>
          </table:table-cell>
          <table:table-cell office:value-type="float" office:value="328" calcext:value-type="float">
            <text:p>328</text:p>
          </table:table-cell>
          <table:table-cell table:formula="of:=SQRT([.B28])" office:value-type="float" office:value="110.104495821015" calcext:value-type="float">
            <text:p>110,104495821</text:p>
          </table:table-cell>
          <table:table-cell table:formula="of:=[.C28]+[.E28]" office:value-type="float" office:value="475.104495821015" calcext:value-type="float">
            <text:p>475,104495821</text:p>
          </table:table-cell>
          <table:table-cell table:formula="of:=[.C28]-[.E28]" office:value-type="float" office:value="254.895504178985" calcext:value-type="float">
            <text:p>254,895504179</text:p>
          </table:table-cell>
          <table:table-cell table:formula="of:=[.D28]+[.E28]" office:value-type="float" office:value="438.104495821015" calcext:value-type="float">
            <text:p>438,104495821</text:p>
          </table:table-cell>
          <table:table-cell table:formula="of:=[.D28]-[.E28]" office:value-type="float" office:value="217.895504178985" calcext:value-type="float">
            <text:p>217,89550417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96" calcext:value-type="float">
            <text:p>12096</text:p>
          </table:table-cell>
          <table:table-cell office:value-type="float" office:value="382" calcext:value-type="float">
            <text:p>382</text:p>
          </table:table-cell>
          <table:table-cell office:value-type="float" office:value="306" calcext:value-type="float">
            <text:p>306</text:p>
          </table:table-cell>
          <table:table-cell table:formula="of:=SQRT([.B29])" office:value-type="float" office:value="109.98181667894" calcext:value-type="float">
            <text:p>109,9818166789</text:p>
          </table:table-cell>
          <table:table-cell table:formula="of:=[.C29]+[.E29]" office:value-type="float" office:value="491.98181667894" calcext:value-type="float">
            <text:p>491,9818166789</text:p>
          </table:table-cell>
          <table:table-cell table:formula="of:=[.C29]-[.E29]" office:value-type="float" office:value="272.01818332106" calcext:value-type="float">
            <text:p>272,0181833211</text:p>
          </table:table-cell>
          <table:table-cell table:formula="of:=[.D29]+[.E29]" office:value-type="float" office:value="415.98181667894" calcext:value-type="float">
            <text:p>415,9818166789</text:p>
          </table:table-cell>
          <table:table-cell table:formula="of:=[.D29]-[.E29]" office:value-type="float" office:value="196.01818332106" calcext:value-type="float">
            <text:p>196,018183321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491" calcext:value-type="float">
            <text:p>25491</text:p>
          </table:table-cell>
          <table:table-cell office:value-type="float" office:value="400" calcext:value-type="float">
            <text:p>400</text:p>
          </table:table-cell>
          <table:table-cell office:value-type="float" office:value="284" calcext:value-type="float">
            <text:p>284</text:p>
          </table:table-cell>
          <table:table-cell table:formula="of:=SQRT([.B30])" office:value-type="float" office:value="159.659011646697" calcext:value-type="float">
            <text:p>159,6590116467</text:p>
          </table:table-cell>
          <table:table-cell table:formula="of:=[.C30]+[.E30]" office:value-type="float" office:value="559.659011646697" calcext:value-type="float">
            <text:p>559,6590116467</text:p>
          </table:table-cell>
          <table:table-cell table:formula="of:=[.C30]-[.E30]" office:value-type="float" office:value="240.340988353303" calcext:value-type="float">
            <text:p>240,3409883533</text:p>
          </table:table-cell>
          <table:table-cell table:formula="of:=[.D30]+[.E30]" office:value-type="float" office:value="443.659011646697" calcext:value-type="float">
            <text:p>443,6590116467</text:p>
          </table:table-cell>
          <table:table-cell table:formula="of:=[.D30]-[.E30]" office:value-type="float" office:value="124.340988353303" calcext:value-type="float">
            <text:p>124,3409883533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650" calcext:value-type="float">
            <text:p>13650</text:p>
          </table:table-cell>
          <table:table-cell office:value-type="float" office:value="398" calcext:value-type="float">
            <text:p>398</text:p>
          </table:table-cell>
          <table:table-cell office:value-type="float" office:value="267" calcext:value-type="float">
            <text:p>267</text:p>
          </table:table-cell>
          <table:table-cell table:formula="of:=SQRT([.B31])" office:value-type="float" office:value="116.833214455479" calcext:value-type="float">
            <text:p>116,8332144555</text:p>
          </table:table-cell>
          <table:table-cell table:formula="of:=[.C31]+[.E31]" office:value-type="float" office:value="514.833214455479" calcext:value-type="float">
            <text:p>514,8332144555</text:p>
          </table:table-cell>
          <table:table-cell table:formula="of:=[.C31]-[.E31]" office:value-type="float" office:value="281.166785544521" calcext:value-type="float">
            <text:p>281,1667855445</text:p>
          </table:table-cell>
          <table:table-cell table:formula="of:=[.D31]+[.E31]" office:value-type="float" office:value="383.833214455479" calcext:value-type="float">
            <text:p>383,8332144555</text:p>
          </table:table-cell>
          <table:table-cell table:formula="of:=[.D31]-[.E31]" office:value-type="float" office:value="150.166785544521" calcext:value-type="float">
            <text:p>150,1667855445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76" calcext:value-type="float">
            <text:p>9176</text:p>
          </table:table-cell>
          <table:table-cell office:value-type="float" office:value="397" calcext:value-type="float">
            <text:p>397</text:p>
          </table:table-cell>
          <table:table-cell office:value-type="float" office:value="273" calcext:value-type="float">
            <text:p>273</text:p>
          </table:table-cell>
          <table:table-cell table:formula="of:=SQRT([.B32])" office:value-type="float" office:value="95.7914401186244" calcext:value-type="float">
            <text:p>95,7914401186</text:p>
          </table:table-cell>
          <table:table-cell table:formula="of:=[.C32]+[.E32]" office:value-type="float" office:value="492.791440118624" calcext:value-type="float">
            <text:p>492,7914401186</text:p>
          </table:table-cell>
          <table:table-cell table:formula="of:=[.C32]-[.E32]" office:value-type="float" office:value="301.208559881376" calcext:value-type="float">
            <text:p>301,2085598814</text:p>
          </table:table-cell>
          <table:table-cell table:formula="of:=[.D32]+[.E32]" office:value-type="float" office:value="368.791440118624" calcext:value-type="float">
            <text:p>368,7914401186</text:p>
          </table:table-cell>
          <table:table-cell table:formula="of:=[.D32]-[.E32]" office:value-type="float" office:value="177.208559881376" calcext:value-type="float">
            <text:p>177,2085598814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224" calcext:value-type="float">
            <text:p>8224</text:p>
          </table:table-cell>
          <table:table-cell office:value-type="float" office:value="385" calcext:value-type="float">
            <text:p>385</text:p>
          </table:table-cell>
          <table:table-cell office:value-type="float" office:value="288" calcext:value-type="float">
            <text:p>288</text:p>
          </table:table-cell>
          <table:table-cell table:formula="of:=SQRT([.B33])" office:value-type="float" office:value="90.6862723900371" calcext:value-type="float">
            <text:p>90,68627239</text:p>
          </table:table-cell>
          <table:table-cell table:formula="of:=[.C33]+[.E33]" office:value-type="float" office:value="475.686272390037" calcext:value-type="float">
            <text:p>475,68627239</text:p>
          </table:table-cell>
          <table:table-cell table:formula="of:=[.C33]-[.E33]" office:value-type="float" office:value="294.313727609963" calcext:value-type="float">
            <text:p>294,31372761</text:p>
          </table:table-cell>
          <table:table-cell table:formula="of:=[.D33]+[.E33]" office:value-type="float" office:value="378.686272390037" calcext:value-type="float">
            <text:p>378,68627239</text:p>
          </table:table-cell>
          <table:table-cell table:formula="of:=[.D33]-[.E33]" office:value-type="float" office:value="197.313727609963" calcext:value-type="float">
            <text:p>197,31372761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84" calcext:value-type="float">
            <text:p>4884</text:p>
          </table:table-cell>
          <table:table-cell office:value-type="float" office:value="393" calcext:value-type="float">
            <text:p>393</text:p>
          </table:table-cell>
          <table:table-cell office:value-type="float" office:value="269" calcext:value-type="float">
            <text:p>269</text:p>
          </table:table-cell>
          <table:table-cell table:formula="of:=SQRT([.B34])" office:value-type="float" office:value="69.8856208386246" calcext:value-type="float">
            <text:p>69,8856208386</text:p>
          </table:table-cell>
          <table:table-cell table:formula="of:=[.C34]+[.E34]" office:value-type="float" office:value="462.885620838625" calcext:value-type="float">
            <text:p>462,8856208386</text:p>
          </table:table-cell>
          <table:table-cell table:formula="of:=[.C34]-[.E34]" office:value-type="float" office:value="323.114379161375" calcext:value-type="float">
            <text:p>323,1143791614</text:p>
          </table:table-cell>
          <table:table-cell table:formula="of:=[.D34]+[.E34]" office:value-type="float" office:value="338.885620838625" calcext:value-type="float">
            <text:p>338,8856208386</text:p>
          </table:table-cell>
          <table:table-cell table:formula="of:=[.D34]-[.E34]" office:value-type="float" office:value="199.114379161375" calcext:value-type="float">
            <text:p>199,1143791614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44" calcext:value-type="float">
            <text:p>3944</text:p>
          </table:table-cell>
          <table:table-cell office:value-type="float" office:value="386" calcext:value-type="float">
            <text:p>386</text:p>
          </table:table-cell>
          <table:table-cell office:value-type="float" office:value="256" calcext:value-type="float">
            <text:p>256</text:p>
          </table:table-cell>
          <table:table-cell table:formula="of:=SQRT([.B35])" office:value-type="float" office:value="62.8012738724303" calcext:value-type="float">
            <text:p>62,8012738724</text:p>
          </table:table-cell>
          <table:table-cell table:formula="of:=[.C35]+[.E35]" office:value-type="float" office:value="448.80127387243" calcext:value-type="float">
            <text:p>448,8012738724</text:p>
          </table:table-cell>
          <table:table-cell table:formula="of:=[.C35]-[.E35]" office:value-type="float" office:value="323.19872612757" calcext:value-type="float">
            <text:p>323,1987261276</text:p>
          </table:table-cell>
          <table:table-cell table:formula="of:=[.D35]+[.E35]" office:value-type="float" office:value="318.80127387243" calcext:value-type="float">
            <text:p>318,8012738724</text:p>
          </table:table-cell>
          <table:table-cell table:formula="of:=[.D35]-[.E35]" office:value-type="float" office:value="193.19872612757" calcext:value-type="float">
            <text:p>193,198726127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30" calcext:value-type="float">
            <text:p>4130</text:p>
          </table:table-cell>
          <table:table-cell office:value-type="float" office:value="369" calcext:value-type="float">
            <text:p>369</text:p>
          </table:table-cell>
          <table:table-cell office:value-type="float" office:value="253" calcext:value-type="float">
            <text:p>253</text:p>
          </table:table-cell>
          <table:table-cell table:formula="of:=SQRT([.B36])" office:value-type="float" office:value="64.2650760522385" calcext:value-type="float">
            <text:p>64,2650760522</text:p>
          </table:table-cell>
          <table:table-cell table:formula="of:=[.C36]+[.E36]" office:value-type="float" office:value="433.265076052239" calcext:value-type="float">
            <text:p>433,2650760522</text:p>
          </table:table-cell>
          <table:table-cell table:formula="of:=[.C36]-[.E36]" office:value-type="float" office:value="304.734923947762" calcext:value-type="float">
            <text:p>304,7349239478</text:p>
          </table:table-cell>
          <table:table-cell table:formula="of:=[.D36]+[.E36]" office:value-type="float" office:value="317.265076052238" calcext:value-type="float">
            <text:p>317,2650760522</text:p>
          </table:table-cell>
          <table:table-cell table:formula="of:=[.D36]-[.E36]" office:value-type="float" office:value="188.734923947762" calcext:value-type="float">
            <text:p>188,7349239478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072" calcext:value-type="float">
            <text:p>18072</text:p>
          </table:table-cell>
          <table:table-cell office:value-type="float" office:value="332" calcext:value-type="float">
            <text:p>332</text:p>
          </table:table-cell>
          <table:table-cell office:value-type="float" office:value="240" calcext:value-type="float">
            <text:p>240</text:p>
          </table:table-cell>
          <table:table-cell table:formula="of:=SQRT([.B37])" office:value-type="float" office:value="134.432139014448" calcext:value-type="float">
            <text:p>134,4321390144</text:p>
          </table:table-cell>
          <table:table-cell table:formula="of:=[.C37]+[.E37]" office:value-type="float" office:value="466.432139014449" calcext:value-type="float">
            <text:p>466,4321390144</text:p>
          </table:table-cell>
          <table:table-cell table:formula="of:=[.C37]-[.E37]" office:value-type="float" office:value="197.567860985552" calcext:value-type="float">
            <text:p>197,5678609856</text:p>
          </table:table-cell>
          <table:table-cell table:formula="of:=[.D37]+[.E37]" office:value-type="float" office:value="374.432139014448" calcext:value-type="float">
            <text:p>374,4321390144</text:p>
          </table:table-cell>
          <table:table-cell table:formula="of:=[.D37]-[.E37]" office:value-type="float" office:value="105.567860985552" calcext:value-type="float">
            <text:p>105,5678609856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282" calcext:value-type="float">
            <text:p>14282</text:p>
          </table:table-cell>
          <table:table-cell office:value-type="float" office:value="320" calcext:value-type="float">
            <text:p>320</text:p>
          </table:table-cell>
          <table:table-cell office:value-type="float" office:value="239" calcext:value-type="float">
            <text:p>239</text:p>
          </table:table-cell>
          <table:table-cell table:formula="of:=SQRT([.B38])" office:value-type="float" office:value="119.507321951419" calcext:value-type="float">
            <text:p>119,5073219514</text:p>
          </table:table-cell>
          <table:table-cell table:formula="of:=[.C38]+[.E38]" office:value-type="float" office:value="439.507321951419" calcext:value-type="float">
            <text:p>439,5073219514</text:p>
          </table:table-cell>
          <table:table-cell table:formula="of:=[.C38]-[.E38]" office:value-type="float" office:value="200.492678048581" calcext:value-type="float">
            <text:p>200,4926780486</text:p>
          </table:table-cell>
          <table:table-cell table:formula="of:=[.D38]+[.E38]" office:value-type="float" office:value="358.507321951419" calcext:value-type="float">
            <text:p>358,5073219514</text:p>
          </table:table-cell>
          <table:table-cell table:formula="of:=[.D38]-[.E38]" office:value-type="float" office:value="119.492678048581" calcext:value-type="float">
            <text:p>119,4926780486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32" calcext:value-type="float">
            <text:p>17632</text:p>
          </table:table-cell>
          <table:table-cell office:value-type="float" office:value="299" calcext:value-type="float">
            <text:p>299</text:p>
          </table:table-cell>
          <table:table-cell office:value-type="float" office:value="250" calcext:value-type="float">
            <text:p>250</text:p>
          </table:table-cell>
          <table:table-cell table:formula="of:=SQRT([.B39])" office:value-type="float" office:value="132.785541381583" calcext:value-type="float">
            <text:p>132,7855413816</text:p>
          </table:table-cell>
          <table:table-cell table:formula="of:=[.C39]+[.E39]" office:value-type="float" office:value="431.785541381583" calcext:value-type="float">
            <text:p>431,7855413816</text:p>
          </table:table-cell>
          <table:table-cell table:formula="of:=[.C39]-[.E39]" office:value-type="float" office:value="166.214458618417" calcext:value-type="float">
            <text:p>166,2144586184</text:p>
          </table:table-cell>
          <table:table-cell table:formula="of:=[.D39]+[.E39]" office:value-type="float" office:value="382.785541381583" calcext:value-type="float">
            <text:p>382,7855413816</text:p>
          </table:table-cell>
          <table:table-cell table:formula="of:=[.D39]-[.E39]" office:value-type="float" office:value="117.214458618417" calcext:value-type="float">
            <text:p>117,2144586184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850" calcext:value-type="float">
            <text:p>44850</text:p>
          </table:table-cell>
          <table:table-cell office:value-type="float" office:value="298" calcext:value-type="float">
            <text:p>298</text:p>
          </table:table-cell>
          <table:table-cell office:value-type="float" office:value="270" calcext:value-type="float">
            <text:p>270</text:p>
          </table:table-cell>
          <table:table-cell table:formula="of:=SQRT([.B40])" office:value-type="float" office:value="211.778185845474" calcext:value-type="float">
            <text:p>211,7781858455</text:p>
          </table:table-cell>
          <table:table-cell table:formula="of:=[.C40]+[.E40]" office:value-type="float" office:value="509.778185845474" calcext:value-type="float">
            <text:p>509,7781858455</text:p>
          </table:table-cell>
          <table:table-cell table:formula="of:=[.C40]-[.E40]" office:value-type="float" office:value="86.2218141545263" calcext:value-type="float">
            <text:p>86,2218141545</text:p>
          </table:table-cell>
          <table:table-cell table:formula="of:=[.D40]+[.E40]" office:value-type="float" office:value="481.778185845474" calcext:value-type="float">
            <text:p>481,7781858455</text:p>
          </table:table-cell>
          <table:table-cell table:formula="of:=[.D40]-[.E40]" office:value-type="float" office:value="58.2218141545263" calcext:value-type="float">
            <text:p>58,221814154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9:.C40])" office:value-type="float" office:value="340.5625" calcext:value-type="float">
            <text:p>340,5625</text:p>
          </table:table-cell>
          <table:table-cell table:formula="of:=AVERAGE([.D9:.D40])" office:value-type="float" office:value="291.28125" calcext:value-type="float">
            <text:p>291,28125</text:p>
          </table:table-cell>
          <table:table-cell table:formula="of:=AVERAGE([.E9:.E40])" office:value-type="float" office:value="247.287538351976" calcext:value-type="float">
            <text:p>247,287538352</text:p>
          </table:table-cell>
          <table:table-cell table:formula="of:=AVERAGE([.F9:.F40])" office:value-type="float" office:value="587.850038351976" calcext:value-type="float">
            <text:p>587,850038352</text:p>
          </table:table-cell>
          <table:table-cell table:formula="of:=AVERAGE([.G9:.G40])" office:value-type="float" office:value="93.2749616480244" calcext:value-type="float">
            <text:p>93,274961648</text:p>
          </table:table-cell>
          <table:table-cell table:formula="of:=AVERAGE([.H9:.H40])" office:value-type="float" office:value="538.568788351976" calcext:value-type="float">
            <text:p>538,568788352</text:p>
          </table:table-cell>
          <table:table-cell table:formula="of:=AVERAGE([.I9:.I40])" office:value-type="float" office:value="43.9937116480244" calcext:value-type="float">
            <text:p>43,99371164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" office:value-type="string" calcext:value-type="string">
            <text:p>b_x_max</text:p>
          </table:table-cell>
          <table:table-cell table:style-name="ce2" office:value-type="string" calcext:value-type="string">
            <text:p>b_x_min</text:p>
          </table:table-cell>
          <table:table-cell table:style-name="ce2" office:value-type="string" calcext:value-type="string">
            <text:p>b_y_max</text:p>
          </table:table-cell>
          <table:table-cell table:style-name="ce2" office:value-type="string" calcext:value-type="string">
            <text:p>b_y_m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near regresion</text:p>
          </table:table-cell>
          <table:table-cell table:number-columns-repeated="3"/>
          <table:table-cell table:number-matrix-columns-spanned="2" table:number-matrix-rows-spanned="5" table:formula="of:=LINEST([.F5:.F40];[.A5:.A40];1;1)" office:value-type="float" office:value="-7.74658113886182" calcext:value-type="float">
            <text:p>-7,7465811389</text:p>
          </table:table-cell>
          <table:table-cell office:value-type="float" office:value="759.414066577364" calcext:value-type="float">
            <text:p>759,4140665774</text:p>
          </table:table-cell>
          <table:table-cell table:number-matrix-columns-spanned="2" table:number-matrix-rows-spanned="5" table:formula="of:=LINEST([.H5:.H40];[.A5:.A40];1;1)" office:value-type="float" office:value="-7.25456054684123" calcext:value-type="float">
            <text:p>-7,2545605468</text:p>
          </table:table-cell>
          <table:table-cell office:value-type="float" office:value="680.418957182255" calcext:value-type="float">
            <text:p>680,418957182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.18283535964943" calcext:value-type="float">
            <text:p>1,1828353596</text:p>
          </table:table-cell>
          <table:table-cell office:value-type="float" office:value="28.2439354805432" calcext:value-type="float">
            <text:p>28,2439354805</text:p>
          </table:table-cell>
          <table:table-cell office:value-type="float" office:value="1.95123647877231" calcext:value-type="float">
            <text:p>1,9512364788</text:p>
          </table:table-cell>
          <table:table-cell office:value-type="float" office:value="46.5919426267924" calcext:value-type="float">
            <text:p>46,591942626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0.557818663901765" calcext:value-type="float">
            <text:p>0,5578186639</text:p>
          </table:table-cell>
          <table:table-cell office:value-type="float" office:value="73.7258537490323" calcext:value-type="float">
            <text:p>73,725853749</text:p>
          </table:table-cell>
          <table:table-cell office:value-type="float" office:value="0.289045066622435" calcext:value-type="float">
            <text:p>0,2890450666</text:p>
          </table:table-cell>
          <table:table-cell office:value-type="float" office:value="121.620117364754" calcext:value-type="float">
            <text:p>121,620117364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42.8915311985185" calcext:value-type="float">
            <text:p>42,8915311985</text:p>
          </table:table-cell>
          <table:table-cell office:value-type="float" office:value="34" calcext:value-type="float">
            <text:p>34</text:p>
          </table:table-cell>
          <table:table-cell office:value-type="float" office:value="13.8230031240865" calcext:value-type="float">
            <text:p>13,8230031241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33136.982639667" calcext:value-type="float">
            <text:p>233136,982639667</text:p>
          </table:table-cell>
          <table:table-cell office:value-type="float" office:value="184807.051374806" calcext:value-type="float">
            <text:p>184807,051374806</text:p>
          </table:table-cell>
          <table:table-cell office:value-type="float" office:value="204462.300307446" calcext:value-type="float">
            <text:p>204462,300307446</text:p>
          </table:table-cell>
          <table:table-cell office:value-type="float" office:value="502909.40022576" calcext:value-type="float">
            <text:p>502909,4002257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number-matrix-columns-spanned="2" table:number-matrix-rows-spanned="5" table:formula="of:=LINEST([.G5:.G40];[.D5:.D40];1;1)" office:value-type="float" office:value="0.236442026118443" calcext:value-type="float">
            <text:p>0,2364420261</text:p>
          </table:table-cell>
          <table:table-cell office:value-type="float" office:value="19.1516597595844" calcext:value-type="float">
            <text:p>19,1516597596</text:p>
          </table:table-cell>
          <table:table-cell table:number-matrix-columns-spanned="2" table:number-matrix-rows-spanned="5" table:formula="of:=LINEST([.I5:.I40];[.A5:.A40];1;1)" office:value-type="float" office:value="12.0669157591964" calcext:value-type="float">
            <text:p>12,0669157592</text:p>
          </table:table-cell>
          <table:table-cell office:value-type="float" office:value="-244.995705359003" calcext:value-type="float">
            <text:p>-244,99570535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0.364999001252091" calcext:value-type="float">
            <text:p>0,3649990013</text:p>
          </table:table-cell>
          <table:table-cell office:value-type="float" office:value="101.734700878764" calcext:value-type="float">
            <text:p>101,7347008788</text:p>
          </table:table-cell>
          <table:table-cell office:value-type="float" office:value="1.17242334074357" calcext:value-type="float">
            <text:p>1,1724233407</text:p>
          </table:table-cell>
          <table:table-cell office:value-type="float" office:value="27.9953155962964" calcext:value-type="float">
            <text:p>27,995315596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0.0121915746255897" calcext:value-type="float">
            <text:p>0,0121915746</text:p>
          </table:table-cell>
          <table:table-cell office:value-type="float" office:value="156.21057048392" calcext:value-type="float">
            <text:p>156,2105704839</text:p>
          </table:table-cell>
          <table:table-cell office:value-type="float" office:value="0.757023349039847" calcext:value-type="float">
            <text:p>0,757023349</text:p>
          </table:table-cell>
          <table:table-cell office:value-type="float" office:value="73.0768750244592" calcext:value-type="float">
            <text:p>73,076875024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0.419629481407728" calcext:value-type="float">
            <text:p>0,4196294814</text:p>
          </table:table-cell>
          <table:table-cell office:value-type="float" office:value="34" calcext:value-type="float">
            <text:p>34</text:p>
          </table:table-cell>
          <table:table-cell office:value-type="float" office:value="105.931140978546" calcext:value-type="float">
            <text:p>105,9311409785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0239.6904797655" calcext:value-type="float">
            <text:p>10239,6904797655</text:p>
          </table:table-cell>
          <table:table-cell office:value-type="float" office:value="829659.239251001" calcext:value-type="float">
            <text:p>829659,239251001</text:p>
          </table:table-cell>
          <table:table-cell office:value-type="float" office:value="565696.621325126" calcext:value-type="float">
            <text:p>565696,621325126</text:p>
          </table:table-cell>
          <table:table-cell office:value-type="float" office:value="181567.808553575" calcext:value-type="float">
            <text:p>181567,808553575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08:54:56.369902965</meta:creation-date>
    <dc:date>2015-12-08T10:27:33.366704125</dc:date>
    <meta:editing-duration>PT1H17M25S</meta:editing-duration>
    <meta:editing-cycles>4</meta:editing-cycles>
    <meta:generator>LibreOffice/4.2.8.2$Linux_X86_64 LibreOffice_project/420m0$Build-2</meta:generator>
    <meta:document-statistic meta:table-count="1" meta:cell-count="4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Depth analysis</text:p>
        </chart:title>
        <chart:legend chart:legend-position="end" svg:x="14.001cm" svg:y="3.952cm" style:legend-expansion="high" chart:style-name="ch3"/>
        <chart:plot-area chart:style-name="ch4" table:cell-range-address="Arkusz1.C1:Arkusz1.D40" chart:data-source-has-labels="row" svg:x="1.331cm" svg:y="1.301cm" svg:width="12.35cm" svg:height="6.538cm">
          <chartooo:coordinate-region svg:x="2.138cm" svg:y="1.5cm" svg:width="11.357cm" svg:height="5.294cm"/>
          <chart:axis chart:dimension="x" chart:name="primary-x" chart:style-name="ch5">
            <chart:title svg:x="6.576cm" svg:y="8.019cm" chart:style-name="ch6">
              <text:p>Depth value</text:p>
            </chart:title>
          </chart:axis>
          <chart:axis chart:dimension="y" chart:name="primary-y" chart:style-name="ch5">
            <chart:title svg:x="0.451cm" svg:y="6.215cm" chart:style-name="ch7">
              <text:p>Weight center position</text:p>
            </chart:title>
            <chart:grid chart:style-name="ch8" chart:class="major"/>
          </chart:axis>
          <chart:series chart:style-name="ch9" chart:values-cell-range-address="Arkusz1.C2:Arkusz1.C40" chart:label-cell-address="Arkusz1.C1:Arkusz1.C1" chart:class="chart:line">
            <chart:data-point chart:repeated="39"/>
          </chart:series>
          <chart:series chart:style-name="ch10" chart:values-cell-range-address="Arkusz1.D2:Arkusz1.D40" chart:label-cell-address="Arkusz1.D1:Arkusz1.D1" chart:class="chart:line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er x</text:p>
                <draw:g>
                  <svg:desc>Arkusz1.C1:Arkusz1.C1</svg:desc>
                </draw:g>
              </table:table-cell>
              <table:table-cell office:value-type="string">
                <text:p>center y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C2:Arkusz1.C40</svg:desc>
                </draw:g>
              </table:table-cell>
              <table:table-cell office:value-type="float" office:value="0">
                <text:p>0</text:p>
                <draw:g>
                  <svg:desc>Arkusz1.D2:Arkusz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">
                <text:p>3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">
                <text:p>37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3">
                <text:p>32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">
                <text:p>15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3">
                <text:p>3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">
                <text:p>34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">
                <text:p>29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7">
                <text:p>39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6">
                <text:p>34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">
                <text:p>32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4">
                <text:p>31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5">
                <text:p>35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8">
                <text:p>34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1">
                <text:p>3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0">
                <text:p>33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6">
                <text:p>31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">
                <text:p>31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4">
                <text:p>36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8">
                <text:p>35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">
                <text:p>34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5">
                <text:p>36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2">
                <text:p>38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">
                <text:p>4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8">
                <text:p>39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7">
                <text:p>39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5">
                <text:p>38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3">
                <text:p>39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6">
                <text:p>38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9">
                <text:p>36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2">
                <text:p>33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">
                <text:p>2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8">
                <text:p>298</text:p>
              </table:table-cell>
              <table:table-cell office:value-type="float" office:value="270">
                <text:p>2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Depth analysis</text:p>
        </chart:title>
        <chart:legend chart:legend-position="end" svg:x="14.001cm" svg:y="4.201cm" style:legend-expansion="high" chart:style-name="ch3"/>
        <chart:plot-area chart:style-name="ch4" table:cell-range-address="Arkusz1.B1:Arkusz1.B40" chart:data-source-has-labels="row" svg:x="1.331cm" svg:y="1.301cm" svg:width="12.35cm" svg:height="6.538cm">
          <chartooo:coordinate-region svg:x="2.693cm" svg:y="1.5cm" svg:width="10.802cm" svg:height="5.294cm"/>
          <chart:axis chart:dimension="x" chart:name="primary-x" chart:style-name="ch5">
            <chart:title svg:x="7.039cm" svg:y="8.019cm" chart:style-name="ch6">
              <text:p>depth</text:p>
            </chart:title>
          </chart:axis>
          <chart:axis chart:dimension="y" chart:name="primary-y" chart:style-name="ch5">
            <chart:title svg:x="0.451cm" svg:y="5.209cm" chart:style-name="ch7">
              <text:p>Moment</text:p>
            </chart:title>
            <chart:grid chart:style-name="ch8" chart:class="major"/>
          </chart:axis>
          <chart:series chart:style-name="ch9" chart:values-cell-range-address="Arkusz1.B2:Arkusz1.B40" chart:label-cell-address="Arkusz1.B1:Arkusz1.B1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ment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2:Arkusz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668">
                <text:p>118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295">
                <text:p>108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962">
                <text:p>94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298">
                <text:p>81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080">
                <text:p>950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695">
                <text:p>124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540">
                <text:p>1895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061">
                <text:p>237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968">
                <text:p>181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781">
                <text:p>183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414">
                <text:p>99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620">
                <text:p>1276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440">
                <text:p>1454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513">
                <text:p>103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276">
                <text:p>156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547">
                <text:p>89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960">
                <text:p>1339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903">
                <text:p>84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348">
                <text:p>106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941">
                <text:p>88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424">
                <text:p>62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500">
                <text:p>61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294">
                <text:p>21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91">
                <text:p>254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650">
                <text:p>136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72">
                <text:p>18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282">
                <text:p>142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32">
                <text:p>17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50">
                <text:p>448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